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00ae00"/>
    </style:style>
    <style:style style:name="T3" style:family="text">
      <style:text-properties fo:color="#00ae00"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c0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7"><text:s text:c="4"/>resource: "@ApplicationShopBundle/Resources/config/routing/order.yml"</text:p>
      <text:p text:style-name="P7"><text:s text:c="4"/>prefix: <text:s text:c="2"/>/order</text:p>
      <text:p text:style-name="P1"/>
      <text:p text:style-name="P1">2. </text:p>
      <text:p text:style-name="P1">src/Application/ShopBundle/Resources/config<text:span text:style-name="T9">/routing/order.yml</text:span></text:p>
      <text:p text:style-name="P1"/>
      <text:p text:style-name="P2">application_order_cart:</text:p>
      <text:p text:style-name="P7"><text:s text:c="4"/>path: <text:s text:c="4"/>/cart</text:p>
      <text:p text:style-name="P7"><text:s text:c="4"/>defaults: { _controller: "ApplicationShopBundle:Order:cart" }</text:p>
      <text:p text:style-name="P4"><text:s text:c="4"/></text:p>
      <text:p text:style-name="P4">application_order_checkout:</text:p>
      <text:p text:style-name="P4"><text:s text:c="4"/>path: <text:s text:c="4"/>/checkout</text:p>
      <text:p text:style-name="P4"><text:s text:c="4"/>defaults: { _controller: "ApplicationShopBundle:Order:checkout" }</text:p>
      <text:p text:style-name="P5"/>
      <text:p text:style-name="P5"/>
      <text:p text:style-name="P12">3. Dodanie kontrolera:</text:p>
      <text:p text:style-name="P3"><text:span text:style-name="T1">src/Application/ShopBundle/Controller/</text:span><text:span text:style-name="T3">OrderController.php</text:span></text:p>
      <text:p text:style-name="P12"/>
      <text:p text:style-name="P6">&lt;?php</text:p>
      <text:p text:style-name="P5"/>
      <text:p text:style-name="P7">namespace Application\ShopBundle\Controller;</text:p>
      <text:p text:style-name="P5"/>
      <text:p text:style-name="P5"><text:span text:style-name="T4">use </text:span><text:span text:style-name="T5">Symfony\Bundle\FrameworkBundle\Controller\Controller;</text:span></text:p>
      <text:p text:style-name="P5"/>
      <text:p text:style-name="P5"><text:span text:style-name="T4">class </text:span><text:span text:style-name="T5">OrderController </text:span><text:span text:style-name="T4">extends </text:span><text:span text:style-name="T5">Controller</text:span></text:p>
      <text:p text:style-name="P7">{</text:p>
      <text:p text:style-name="P5"><text:span text:style-name="T5"><text:s text:c="4"/></text:span><text:span text:style-name="T4">public function </text:span><text:span text:style-name="T5">cartAction()</text:span></text:p>
      <text:p text:style-name="P7"><text:s text:c="4"/>{</text:p>
      <text:p text:style-name="P5"><text:span text:style-name="T5"><text:s text:c="8"/></text:span><text:span text:style-name="T4">return </text:span><text:span text:style-name="T5">$this-&gt;render(</text:span><text:span text:style-name="T7">'ApplicationShopBundle:Order:cart.html.twig'</text:span><text:span text:style-name="T5">);</text:span></text:p>
      <text:p text:style-name="P7"><text:s text:c="4"/>}</text:p>
      <text:p text:style-name="P7"><text:s text:c="4"/></text:p>
      <text:p text:style-name="P4"><text:span text:style-name="T6"><text:s text:c="4"/></text:span><text:span text:style-name="T8">public function </text:span>checkoutAction()</text:p>
      <text:p text:style-name="P4"><text:s text:c="4"/>{</text:p>
      <text:p text:style-name="P4"><text:s text:c="8"/><text:span text:style-name="T8">return </text:span>$this-&gt;render('ApplicationShopBundle:Order:checkout.html.twig');</text:p>
      <text:p text:style-name="P4"><text:s text:c="4"/>}</text:p>
      <text:p text:style-name="P7">}</text:p>
      <text:p text:style-name="P3"/>
      <text:p text:style-name="P12">4. Dodanie template:</text:p>
      <text:p text:style-name="P3"><text:span text:style-name="T10">src/Application/ShopBundle/Resources/views/Order/</text:span><text:span text:style-name="T3">checkout.html.twig</text:span></text:p>
      <text:p text:style-name="P12"/>
      <text:p text:style-name="P12">{% extends 'ApplicationShopBundle::layout.html.twig' %}</text:p>
      <text:p text:style-name="P12"/>
      <text:p text:style-name="P12">{% block title %}Cart{% endblock %}</text:p>
      <text:p text:style-name="P12">{% block stylesheets %}{% endblock %}</text:p>
      <text:p text:style-name="P12">{% block javascripts %}{% endblock %}</text:p>
      <text:p text:style-name="P12"/>
      <text:p text:style-name="P12">{% block body %}</text:p>
      <text:p text:style-name="P12">&lt;div class="container"&gt;</text:p>
      <text:p text:style-name="P12"><text:s text:c="4"/>&lt;div class="row"&gt; <text:s text:c="3"/></text:p>
      <text:p text:style-name="P12"><text:s text:c="4"/><text:tab/>&lt;div class="col-lg-12"&gt;</text:p>
      <text:p text:style-name="P12"><text:s text:c="12"/>&lt;div class="page-header"&gt;</text:p>
      <text:p text:style-name="P12"><text:s text:c="16"/>&lt;h2&gt;Checkout&lt;/h2&gt;</text:p>
      <text:p text:style-name="P12"><text:s text:c="12"/>&lt;/div&gt;</text:p>
      <text:p text:style-name="P12"><text:s text:c="12"/>&lt;ul class="breadcrumb"&gt;</text:p>
      <text:p text:style-name="P12"><text:s text:c="16"/>&lt;li&gt;&lt;a href="{{ path('application_shop_start') }}"&gt;Start&lt;/a&gt;&lt;/li&gt;</text:p>
      <text:p text:style-name="P12"><text:s text:c="16"/>&lt;li class="active"&gt;Checkout&lt;/li&gt;</text:p>
      <text:p text:style-name="P12"><text:s text:c="12"/>&lt;/ul&gt;</text:p>
      <text:p text:style-name="P12"><text:s text:c="4"/><text:tab/>&lt;/div&gt;</text:p>
      <text:p text:style-name="P12"><text:s text:c="4"/>&lt;/div&gt;</text:p>
      <text:p text:style-name="P12"><text:soft-page-break/>&lt;/div&gt;</text:p>
      <text:p text:style-name="P12">{% endblock %}</text:p>
      <text:p text:style-name="P12"/>
      <text:p text:style-name="P12">3. Przejście do strony checkout:</text:p>
      <text:p text:style-name="P13">src/Application/ShopBundle/Resources/views/Order/cart.html.twig</text:p>
      <text:p text:style-name="P13"/>
      <text:p text:style-name="P13"><text:s text:c="4"/>&lt;div class="row"&gt;</text:p>
      <text:p text:style-name="P13"><text:s text:c="4"/><text:tab/>&lt;div class="col-md-6"&gt;</text:p>
      <text:p text:style-name="P13"><text:s text:c="12"/>&lt;a class="btn btn-default" href="{{ path('application_product') }}"&gt;Continue Shopping&lt;/a&gt;</text:p>
      <text:p text:style-name="P13"><text:s text:c="12"/>&lt;button class="btn btn-default" type="submit"&gt;Update basket&lt;/button&gt;</text:p>
      <text:p text:style-name="P13"><text:s text:c="4"/><text:tab/>&lt;/div&gt;</text:p>
      <text:p text:style-name="P13"><text:s text:c="4"/><text:tab/>&lt;div class="col-md-6 text-right"&gt;</text:p>
      <text:p text:style-name="P10"><text:s text:c="12"/>&lt;a class="btn btn-primary" href="{{ path('application_order_checkout') }}"&gt;Proceed to Checkout&lt;/a&gt;</text:p>
      <text:p text:style-name="P13"><text:s text:c="4"/><text:tab/>&lt;/div&gt;</text:p>
      <text:p text:style-name="P13"><text:s text:c="4"/>&lt;/div&gt;</text:p>
      <text:p text:style-name="P13"/>
      <text:p text:style-name="P13"/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M26S</meta:editing-duration>
    <meta:editing-cycles>9</meta:editing-cycles>
    <meta:generator>OpenOffice.org/3.3$Win32 OpenOffice.org_project/330m20$Build-9567</meta:generator>
    <dc:date>2015-10-30T15:42:22.11</dc:date>
    <dc:creator>szymon idczak</dc:creator>
    <meta:document-statistic meta:table-count="0" meta:image-count="0" meta:object-count="0" meta:page-count="2" meta:paragraph-count="63" meta:word-count="147" meta:character-count="2115"/>
    <meta:user-defined meta:name="Info 1"/>
    <meta:user-defined meta:name="Info 2"/>
    <meta:user-defined meta:name="Info 3"/>
    <meta:user-defined meta:name="Info 4"/>
  </office:meta>
</office:document-meta>
</file>